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Ubuntu2" fo:language="sk" fo:country="SK" officeooo:rsid="000fcf79" officeooo:paragraph-rsid="000fcf79"/>
    </style:style>
    <style:style style:name="P2" style:family="paragraph" style:parent-style-name="Title">
      <style:text-properties fo:language="sk" fo:country="SK" officeooo:rsid="0024acc5" officeooo:paragraph-rsid="0024acc5"/>
    </style:style>
    <style:style style:name="P3" style:family="paragraph" style:parent-style-name="Standard">
      <style:text-properties style:font-name="Ubuntu2" fo:language="sk" fo:country="SK" officeooo:rsid="000c9261" officeooo:paragraph-rsid="00157b71"/>
    </style:style>
    <style:style style:name="P4" style:family="paragraph" style:parent-style-name="Standard">
      <style:text-properties style:font-name="Ubuntu2" fo:language="sk" fo:country="SK" officeooo:rsid="00219e1c" officeooo:paragraph-rsid="00232e5e"/>
    </style:style>
    <style:style style:name="P5" style:family="paragraph" style:parent-style-name="Standard">
      <style:text-properties style:font-name="Ubuntu2" fo:language="sk" fo:country="SK" officeooo:rsid="000e00c2" officeooo:paragraph-rsid="00157b71"/>
    </style:style>
    <style:style style:name="P6" style:family="paragraph" style:parent-style-name="Text_20_body">
      <style:text-properties fo:language="sk" fo:country="SK" officeooo:rsid="0027a4a5" officeooo:paragraph-rsid="0027a4a5"/>
    </style:style>
    <style:style style:name="P7" style:family="paragraph" style:parent-style-name="Text_20_body">
      <style:text-properties fo:language="sk" fo:country="SK" officeooo:rsid="00334535" officeooo:paragraph-rsid="00334535"/>
    </style:style>
    <style:style style:name="P8" style:family="paragraph" style:parent-style-name="Text_20_body">
      <style:text-properties fo:language="sk" fo:country="SK" officeooo:rsid="00356200" officeooo:paragraph-rsid="00356200"/>
    </style:style>
    <style:style style:name="P9" style:family="paragraph" style:parent-style-name="Text_20_body">
      <style:paragraph-properties fo:text-align="center" style:justify-single-word="false"/>
      <style:text-properties fo:language="sk" fo:country="SK" fo:font-weight="bold" officeooo:rsid="00356200" officeooo:paragraph-rsid="00356200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language="sk" fo:country="SK" fo:font-weight="bold" officeooo:rsid="003b206d" officeooo:paragraph-rsid="003b206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sk" fo:country="SK" fo:font-weight="bold" officeooo:rsid="003d229f" officeooo:paragraph-rsid="003d229f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language="sk" fo:country="SK" fo:font-weight="normal" officeooo:rsid="003905d5" officeooo:paragraph-rsid="003905d5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language="sk" fo:country="SK" fo:font-weight="normal" officeooo:rsid="003a13f6" officeooo:paragraph-rsid="003a13f6" style:font-weight-asian="normal" style:font-weight-complex="normal"/>
    </style:style>
    <style:style style:name="P14" style:family="paragraph" style:parent-style-name="Standard" style:list-style-name="L1">
      <style:text-properties style:font-name="Ubuntu2" fo:language="sk" fo:country="SK" officeooo:rsid="0017088b" officeooo:paragraph-rsid="0017088b"/>
    </style:style>
    <style:style style:name="P15" style:family="paragraph" style:parent-style-name="Standard" style:list-style-name="L1">
      <style:text-properties style:font-name="Ubuntu2" fo:language="sk" fo:country="SK" officeooo:rsid="001b0df8" officeooo:paragraph-rsid="001b0df8"/>
    </style:style>
    <style:style style:name="P16" style:family="paragraph" style:parent-style-name="Standard" style:list-style-name="L1">
      <style:text-properties style:font-name="Ubuntu2" fo:language="sk" fo:country="SK" officeooo:rsid="001bfac0" officeooo:paragraph-rsid="001bfac0"/>
    </style:style>
    <style:style style:name="P17" style:family="paragraph" style:parent-style-name="Standard" style:list-style-name="L1">
      <style:text-properties style:font-name="Ubuntu2" fo:language="sk" fo:country="SK" officeooo:rsid="001c72a9" officeooo:paragraph-rsid="001c72a9"/>
    </style:style>
    <style:style style:name="P18" style:family="paragraph" style:parent-style-name="Standard" style:list-style-name="L1">
      <style:text-properties style:font-name="Ubuntu2" fo:language="sk" fo:country="SK" officeooo:rsid="001c72a9" officeooo:paragraph-rsid="00219e1c"/>
    </style:style>
    <style:style style:name="P19" style:family="paragraph" style:parent-style-name="Standard" style:list-style-name="L1">
      <style:text-properties style:font-name="Ubuntu2" fo:language="sk" fo:country="SK" officeooo:rsid="00219e1c" officeooo:paragraph-rsid="00219e1c"/>
    </style:style>
    <style:style style:name="P20" style:family="paragraph" style:parent-style-name="Standard" style:list-style-name="L1">
      <style:text-properties style:font-name="Ubuntu2" fo:language="sk" fo:country="SK" officeooo:rsid="00219e1c" officeooo:paragraph-rsid="00232e5e"/>
    </style:style>
    <style:style style:name="P21" style:family="paragraph" style:parent-style-name="Text_20_body">
      <style:paragraph-properties fo:text-align="start" style:justify-single-word="false"/>
      <style:text-properties style:text-position="0% 100%" fo:language="sk" fo:country="SK" fo:font-weight="normal" officeooo:rsid="003e79d0" officeooo:paragraph-rsid="003d229f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language="sk" fo:country="SK" fo:font-weight="bold" officeooo:rsid="00373dd4" officeooo:paragraph-rsid="00373dd4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language="sk" fo:country="SK" fo:font-weight="bold" officeooo:rsid="0045d6e0" officeooo:paragraph-rsid="0045d6e0" style:font-weight-asian="bold" style:font-weight-complex="bold"/>
    </style:style>
    <style:style style:name="T1" style:family="text">
      <style:text-properties officeooo:rsid="000e00c2"/>
    </style:style>
    <style:style style:name="T2" style:family="text">
      <style:text-properties officeooo:rsid="001f8c21"/>
    </style:style>
    <style:style style:name="T3" style:family="text">
      <style:text-properties officeooo:rsid="00232e5e"/>
    </style:style>
    <style:style style:name="T4" style:family="text">
      <style:text-properties officeooo:rsid="00242404"/>
    </style:style>
    <style:style style:name="T5" style:family="text">
      <style:text-properties officeooo:rsid="0028c61b"/>
    </style:style>
    <style:style style:name="T6" style:family="text">
      <style:text-properties officeooo:rsid="003617a5"/>
    </style:style>
    <style:style style:name="T7" style:family="text">
      <style:text-properties officeooo:rsid="003b206d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3e79d0"/>
    </style:style>
    <style:style style:name="T11" style:family="text">
      <style:text-properties style:text-position="0% 100%" fo:font-weight="normal" officeooo:rsid="003e79d0" style:font-weight-asian="normal" style:font-weight-complex="normal"/>
    </style:style>
    <style:style style:name="T12" style:family="text">
      <style:text-properties officeooo:rsid="003ff7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názornenie magnetických polí</text:p>
      <text:p text:style-name="P3">V priamom vodiči miesta s rovnakou velkosťou magnetického poľa ležia na rovnakých valcoch <text:span text:style-name="T1">ktoré v priereze majú tvar sústredných kružníc. Smer magnetických siločiar sa dá zisťit ampérovým pravudlom pravej ruky ktoré znie: </text:span></text:p>
      <text:p text:style-name="P5"><text:tab/>Ak zovrieme vodič do pravej ruky tak, aby prsty ukazovaly smer siločiar vystretý <text:tab/>palec ukazuje smer prúdu.</text:p>
      <text:list xml:id="list3204474734" text:style-name="L1">
        <text:list-item>
          <text:p text:style-name="P14">Magnetické čiary s vtočeným závitom</text:p>
        </text:list-item>
        <text:list-item>
          <text:p text:style-name="P14">Magnetické čiary s riedko vtočeným závitom</text:p>
        </text:list-item>
        <text:list-item>
          <text:p text:style-name="P15">Magnetické čiary husto vedla seba</text:p>
        </text:list-item>
        <text:list-item>
          <text:p text:style-name="P16">Magnetické pole toroidu</text:p>
        </text:list-item>
        <text:list-item>
          <text:p text:style-name="P17">Magnetické pole dvoch <text:span text:style-name="T2">dlehých priamych vodičov so súhlasným smerom prúdu</text:span></text:p>
        </text:list-item>
        <text:list-item>
          <text:p text:style-name="P18">Magnetické pole dvoch <text:span text:style-name="T2">dlehých priamych vodičov s nesúhlasným smerom prúdu</text:span></text:p>
        </text:list-item>
        <text:list-item>
          <text:p text:style-name="P19">Magnetické pole s dvomi nes<text:span text:style-name="T4">ú</text:span>hlasnýmy pólmy</text:p>
        </text:list-item>
        <text:list-item>
          <text:p text:style-name="P20">Magnetické pole s dvomi s<text:span text:style-name="T3">ú</text:span>hlasnýmy pólmy</text:p>
        </text:list-item>
      </text:list>
      <text:p text:style-name="P4"/>
      <text:p text:style-name="P2">Základné veličiny magnetického poľa</text:p>
      <text:p text:style-name="P6">Magnetické pole vzniká pohybom náboja, <text:span text:style-name="T5">pohyb náboja vyvoláva el. prúd, prúdom výtvorené napätie sa nazýva magnetické napätie. Toto napätie sa dá zvyšovať zvyšovaním prúdu alebo pridaním dalšieho vodiča.</text:span></text:p>
      <text:p text:style-name="P7">Magnetické pole závisí od velkosti prúdu a počtu vodičov.</text:p>
      <text:p text:style-name="P9">U = <text:span text:style-name="T6">I . N <text:tab/>N = Počet vodičov</text:span></text:p>
      <text:p text:style-name="P8">intenzita magnetického poľa vyjadruje mieru sily kt pôsobí v mieste pola na zanedbatelný objem magnetického náboja.</text:p>
      <text:p text:style-name="P22">H = N.I/l</text:p>
      <text:p text:style-name="P23">I = H * l / N</text:p>
      <text:p text:style-name="P13">V okolí priame ho vodiča bude intenzita rovnaká <text:span text:style-name="T7">a v prípade, že majú siločiary tvar kružnice intenzita sa počíta takto:</text:span></text:p>
      <text:p text:style-name="P10">H = <text:span text:style-name="T12">1/(2 * </text:span>pí * r<text:span text:style-name="T12">)</text:span> </text:p>
      <text:p text:style-name="P11">Jednotkou je Am<text:span text:style-name="T8">-1</text:span><text:span text:style-name="T9"> , </text:span><text:span text:style-name="T10"><text:s/>je to vektorová veličina, </text:span><text:span text:style-name="T11">má smer aj velkosť.</text:span></text:p>
      <text:p text:style-name="P2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buntu" fo:font-family="Ubuntu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Ubuntu" fo:font-family="Ubuntu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8:09:46.077892139</meta:creation-date>
    <dc:date>2018-04-09T09:12:07.011583844</dc:date>
    <meta:editing-duration>PT50M48S</meta:editing-duration>
    <meta:editing-cycles>46</meta:editing-cycles>
    <meta:generator>LibreOffice/6.0.2.1$Linux_X86_64 LibreOffice_project/00m0$Build-1</meta:generator>
    <meta:document-statistic meta:table-count="0" meta:image-count="0" meta:object-count="0" meta:page-count="1" meta:paragraph-count="21" meta:word-count="226" meta:character-count="1398" meta:non-whitespace-character-count="1195"/>
  </office:meta>
</office:document-meta>
</file>